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6000000CDBCA91D3CD82B401C.png" manifest:media-type="image/png"/>
  <manifest:file-entry manifest:full-path="Pictures/10000001000002900000004A2F49B38D0479DE0F.png" manifest:media-type="image/png"/>
  <manifest:file-entry manifest:full-path="Pictures/10000001000002AD000001B44627B01F5732DD60.png" manifest:media-type="image/png"/>
  <manifest:file-entry manifest:full-path="Pictures/10000001000002900000016B26E00A780DD3D16B.png" manifest:media-type="image/png"/>
  <manifest:file-entry manifest:full-path="Pictures/100000010000028E000001EDAF102515D18326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0.247cm" svg:width="17cm" svg:height="4.695cm" draw:z-index="0"><draw:image xlink:href="Pictures/10000001000002E6000000CDBCA91D3CD82B401C.png" xlink:type="simple" xlink:show="embed" xlink:actuate="onLoad" draw:mime-type="image/png"/></draw:frame></text:p>
      <text:p text:style-name="Standard"><draw:frame draw:style-name="fr3" draw:name="Imagen2" text:anchor-type="char" svg:width="17cm" svg:height="10.82cm" draw:z-index="1"><draw:image xlink:href="Pictures/10000001000002AD000001B44627B01F5732DD60.png" xlink:type="simple" xlink:show="embed" xlink:actuate="onLoad" draw:mime-type="image/png"/></draw:frame></text:p>
      <text:p text:style-name="Standard"><draw:frame draw:style-name="fr1" draw:name="Imagen3" text:anchor-type="char" svg:x="0cm" svg:y="0.138cm" svg:width="17cm" svg:height="9.405cm" draw:z-index="2"><draw:image xlink:href="Pictures/10000001000002900000016B26E00A780DD3D16B.png" xlink:type="simple" xlink:show="embed" xlink:actuate="onLoad" draw:mime-type="image/png"/></draw:frame></text:p>
      <text:p text:style-name="Standard"/>
      <text:p text:style-name="Standard"><draw:frame draw:style-name="fr2" draw:name="Imagen4" text:anchor-type="char" svg:width="17cm" svg:height="1.917cm" draw:z-index="3"><draw:image xlink:href="Pictures/10000001000002900000004A2F49B38D0479DE0F.png" xlink:type="simple" xlink:show="embed" xlink:actuate="onLoad" draw:mime-type="image/png"/></draw:frame><draw:frame draw:style-name="fr1" draw:name="Imagen5" text:anchor-type="char" svg:x="0cm" svg:y="1.916cm" svg:width="17cm" svg:height="12.815cm" draw:z-index="4"><draw:image xlink:href="Pictures/100000010000028E000001EDAF102515D1832610.png" xlink:type="simple" xlink:show="embed" xlink:actuate="onLoad" draw:mime-type="image/png"/></draw:frame><text:soft-page-break/></text:p>
      <text:p text:style-name="Standard"/>
      <text:p text:style-name="Standard"/>
      <text:p text:style-name="Standard"><text:a xlink:type="simple" xlink:href="https://www.raulprietofernandez.net/blog/examenes/test-de-informatica-gnu-linux-basico-1?utm_content=cmp-true" text:style-name="Internet_20_link" text:visited-style-name="Visited_20_Internet_20_Link">👉 Test de informática GNU/Linux básico 1 🔥 (raulprietofernandez.net)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8T17:13:23.510000000</meta:creation-date>
    <dc:date>2024-01-28T17:23:36.735000000</dc:date>
    <meta:editing-duration>PT7M52S</meta:editing-duration>
    <meta:editing-cycles>1</meta:editing-cycles>
    <meta:document-statistic meta:table-count="0" meta:image-count="5" meta:object-count="0" meta:page-count="2" meta:paragraph-count="1" meta:word-count="9" meta:character-count="69" meta:non-whitespace-character-count="60"/>
    <meta:generator>LibreOffice/7.4.3.2$Windows_X86_64 LibreOffice_project/1048a8393ae2eeec98dff31b5c133c5f1d08b890</meta:generator>
  </office:meta>
</office:document-meta>
</file>